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5ec" officeooo:paragraph-rsid="0008b5ec"/>
    </style:style>
    <style:style style:name="P2" style:family="paragraph" style:parent-style-name="Standard">
      <style:text-properties fo:font-style="normal" officeooo:rsid="0008b5ec" officeooo:paragraph-rsid="0008b5ec" style:font-style-asian="normal" style:font-style-complex="normal"/>
    </style:style>
    <style:style style:name="P3" style:family="paragraph" style:parent-style-name="Standard">
      <style:text-properties fo:font-style="normal" officeooo:rsid="0009df6e" officeooo:paragraph-rsid="000c4407" style:font-style-asian="normal" style:font-style-complex="normal"/>
    </style:style>
    <style:style style:name="P4" style:family="paragraph" style:parent-style-name="Standard">
      <style:text-properties fo:font-style="normal" officeooo:rsid="0009df6e" officeooo:paragraph-rsid="000cc540" style:font-style-asian="normal" style:font-style-complex="normal"/>
    </style:style>
    <style:style style:name="P5" style:family="paragraph" style:parent-style-name="Standard">
      <style:text-properties fo:font-style="normal" officeooo:rsid="0009df6e" officeooo:paragraph-rsid="000b5639" style:font-style-asian="normal" style:font-style-complex="normal"/>
    </style:style>
    <style:style style:name="P6" style:family="paragraph" style:parent-style-name="Standard">
      <style:text-properties fo:font-style="normal" officeooo:rsid="0009f3f9" officeooo:paragraph-rsid="0009f3f9" style:font-style-asian="normal" style:font-style-complex="normal"/>
    </style:style>
    <style:style style:name="P7" style:family="paragraph" style:parent-style-name="Standard">
      <style:text-properties fo:font-style="normal" officeooo:rsid="000b5639" officeooo:paragraph-rsid="000b5639" style:font-style-asian="normal" style:font-style-complex="normal"/>
    </style:style>
    <style:style style:name="P8" style:family="paragraph" style:parent-style-name="Standard">
      <style:text-properties fo:font-style="normal" officeooo:rsid="000cc540" officeooo:paragraph-rsid="000cc540" style:font-style-asian="normal" style:font-style-complex="normal"/>
    </style:style>
    <style:style style:name="P9" style:family="paragraph" style:parent-style-name="Standard">
      <style:text-properties fo:font-style="normal" officeooo:rsid="000ea707" officeooo:paragraph-rsid="000ea707" style:font-style-asian="normal" style:font-style-complex="normal"/>
    </style:style>
    <style:style style:name="P10" style:family="paragraph" style:parent-style-name="Standard">
      <style:text-properties fo:font-style="normal" officeooo:rsid="0008b5ec" officeooo:paragraph-rsid="0008b5ec" style:font-style-asian="normal" style:font-style-complex="normal"/>
    </style:style>
    <style:style style:name="P11" style:family="paragraph" style:parent-style-name="Standard">
      <style:text-properties fo:font-style="normal" officeooo:rsid="0010fa1e" officeooo:paragraph-rsid="0010fa1e" style:font-style-asian="normal" style:font-style-complex="normal"/>
    </style:style>
    <style:style style:name="P12" style:family="paragraph" style:parent-style-name="Standard">
      <style:text-properties fo:font-style="normal" officeooo:rsid="0009f3f9" officeooo:paragraph-rsid="0009f3f9" style:font-style-asian="normal" style:font-style-complex="normal"/>
    </style:style>
    <style:style style:name="P13" style:family="paragraph" style:parent-style-name="Standard">
      <style:text-properties fo:font-style="normal" officeooo:rsid="0009f3f9" officeooo:paragraph-rsid="0008b5ec" style:font-style-asian="normal" style:font-style-complex="normal"/>
    </style:style>
    <style:style style:name="P14" style:family="paragraph" style:parent-style-name="Standard">
      <style:text-properties fo:font-style="normal" officeooo:rsid="000cc540" officeooo:paragraph-rsid="001268da" style:font-style-asian="normal" style:font-style-complex="normal"/>
    </style:style>
    <style:style style:name="P15" style:family="paragraph" style:parent-style-name="Standard">
      <style:text-properties fo:font-style="normal" officeooo:rsid="000cc540" officeooo:paragraph-rsid="000cc540" style:font-style-asian="normal" style:font-style-complex="normal"/>
    </style:style>
    <style:style style:name="P16" style:family="paragraph" style:parent-style-name="Standard">
      <style:text-properties fo:font-style="normal" officeooo:rsid="001268da" officeooo:paragraph-rsid="001268da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9df6e"/>
    </style:style>
    <style:style style:name="T4" style:family="text">
      <style:text-properties officeooo:rsid="0009f3f9"/>
    </style:style>
    <style:style style:name="T5" style:family="text">
      <style:text-properties officeooo:rsid="000fed5a"/>
    </style:style>
    <style:style style:name="T6" style:family="text">
      <style:text-properties officeooo:rsid="0010f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writing NXOpen journals and programs (vb, C#) I heavily rely on <text:span text:style-name="T1">(intelligent) code completion</text:span><text:span text:style-name="T2">, also know as </text:span><text:span text:style-name="T1">Intellisense</text:span><text:span text:style-name="T2">.</text:span></text:p>
      <text:p text:style-name="P2"/>
      <text:p text:style-name="P2">While writing my first NXOpen journal in Python, I noticed <text:span text:style-name="T3">however</text:span> that intellisense was not available. At that moment I turned to this forum. </text:p>
      <text:p text:style-name="P2">Unfortunately, it seems that up to now there is no satisfactory solution (or at least I couldn’t find one). I <text:s/>found the Eclips with PyDev solution (from a document shared in this forum), which I tried <text:span text:style-name="T3">but found only partly working and therefore not practical.</text:span></text:p>
      <text:p text:style-name="P3">I searched the internet for other ways, <text:span text:style-name="T4">automatically generate </text:span>stub files being one, but without success.</text:p>
      <text:p text:style-name="P3"/>
      <text:p text:style-name="P9">Therefore I developed this workaround, so use at your own risk.</text:p>
      <text:p text:style-name="P13"/>
      <text:h text:style-name="Heading_20_1" text:outline-level="1">Tested IDE’s</text:h>
      <text:h text:style-name="Heading_20_3" text:outline-level="3">Visual Studio Code</text:h>
      <text:p text:style-name="P6"/>
      <text:p text:style-name="P8"><text:span text:style-name="T5">Unpack</text:span> the <text:span text:style-name="T6">NX12 or Release2023</text:span> (choose the most appropriate <text:span text:style-name="T5">NX </text:span>version) <text:span text:style-name="T6">to a location on your pc</text:span>. </text:p>
      <text:p text:style-name="P11">In VSCode Go to settings(Workspace) → Extensions → Pylance → ‘Python &gt; Analysis: Stub Path’ and fill in the location of the unpacked folder (see screenshot)</text:p>
      <text:p text:style-name="P6"/>
      <text:p text:style-name="P6">I tested the files in Visual Studio Code. You can see a demo here:</text:p>
      <text:p text:style-name="P6"><text:a xlink:type="simple" xlink:href="https://youtu.be/ODsZF7x7UoQ" text:style-name="Internet_20_link" text:visited-style-name="Visited_20_Internet_20_Link">https://youtu.be/ODsZF7x7UoQ</text:a></text:p>
      <text:p text:style-name="P6"/>
      <text:p text:style-name="P6">The zip file contains a set for NX12 and a set for NX2022.1 (release 2023)</text:p>
      <text:p text:style-name="P6"/>
      <text:h text:style-name="Heading_20_3" text:outline-level="3">PyCharm</text:h>
      <text:p text:style-name="P6"/>
      <text:p text:style-name="P14"><text:span text:style-name="T5">Unpack</text:span> the <text:span text:style-name="T6">NX12 or Release2023</text:span> (choose the most appropriate <text:span text:style-name="T5">NX </text:span>version) <text:span text:style-name="T6">to a location on your pc</text:span>. </text:p>
      <text:p text:style-name="P8"/>
      <text:p text:style-name="P16">Add the folder to the interpreter path for the project File → Settings → Project:&lt;yourProjectName&gt; → Python Interpreter → <text:span text:style-name="T1">Click arrow next to interpreter and select show all</text:span> → <text:span text:style-name="T1">Click the show interpreter paths icon → </text:span>click plus sign to add the location to the folder.</text:p>
      <text:p text:style-name="P8"><text:a xlink:type="simple" xlink:href="https://www.jetbrains.com/help/pycharm/installing-uninstalling-and-reloading-interpreter-paths.html" text:style-name="Internet_20_link" text:visited-style-name="Visited_20_Internet_20_Link">https://www.jetbrains.com/help/pycharm/installing-uninstalling-and-reloading-interpreter-paths.html</text:a></text:p>
      <text:p text:style-name="P8"/>
      <text:p text:style-name="P6">I tested the files in PyCharm. You can see a demo here:</text:p>
      <text:p text:style-name="P6"><text:a xlink:type="simple" xlink:href="https://youtu.be/468SGBALQQM" text:style-name="Internet_20_link" text:visited-style-name="Visited_20_Internet_20_Link">https://youtu.be/468SGBALQQM</text:a></text:p>
      <text:p text:style-name="P6"/>
      <text:p text:style-name="P6">The zip file contains a set for NX12 and a set for NX2022.1 (release 2023)</text:p>
      <text:p text:style-name="P6"/>
      <text:h text:style-name="Heading_20_3" text:outline-level="3">Other</text:h>
      <text:p text:style-name="P6">I did not test any other IDE’s. <text:span text:style-name="T6">Please consult your IDE documentation to see if it is possible to add stub files, otherwise add the folders NXOpen and NXOpenUI directly to your project as a workaround.</text:span></text:p>
      <text:p text:style-name="P6"/>
      <text:h text:style-name="Heading_20_1" text:outline-level="1"><text:soft-page-break/>Background</text:h>
      <text:p text:style-name="P4"/>
      <text:p text:style-name="P6">Python interface files (.pyi) are also know as stub files. From Stack overflow:</text:p>
      <text:p text:style-name="P6"><text:a xlink:type="simple" xlink:href="https://stackoverflow.com/questions/41734836/what-does-i-represent-in-python-pyi-extension" text:style-name="Internet_20_link" text:visited-style-name="Visited_20_Internet_20_Link">https://stackoverflow.com/questions/41734836/what-does-i-represent-in-python-pyi-extension</text:a></text:p>
      <text:p text:style-name="P6">“Each Python module is represented by a .pyi "stub". This is a normal Python file (i.e., it can be interpreted by Python 3), except all the methods are empty.”</text:p>
      <text:p text:style-name="P6"/>
      <text:p text:style-name="P11">This is what inspired me to write .py files following the namespaces used in vb/C#. The files only contain the interfaces (just like stub files would). These files only contain the definitions of classes and methods, no actual implementation. Therefore I see no issue in sharing these files, as all info in these files is already made publicly available by siemens on the NXOpen help.</text:p>
      <text:p text:style-name="P7"/>
      <text:p text:style-name="P7">I wrote the code to generate/translate from vb/C# to python, based on the output generated by DocFx.</text:p>
      <text:p text:style-name="P9"/>
      <text:h text:style-name="Heading_20_1" text:outline-level="1">Issues</text:h>
      <text:p text:style-name="P9"/>
      <text:p text:style-name="P9">Note that this is a way to provide intellisense only. The journals cannot be executed from this, but need to be executed through NX. </text:p>
      <text:p text:style-name="P9"/>
      <text:p text:style-name="P9">Possibly this can give issues with debugging.</text:p>
      <text:p text:style-name="P9"/>
      <text:p text:style-name="P9">Working with actual stub (.pyi) files is likely a much nicer approach.</text:p>
      <text:p text:style-name="P9"/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5:56:47.858399261</meta:creation-date>
    <dc:date>2022-12-04T20:43:40.784447493</dc:date>
    <meta:editing-duration>PT20M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31" meta:word-count="493" meta:character-count="3058" meta:non-whitespace-character-count="2591"/>
  </office:meta>
</office:document-meta>
</file>